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315e" officeooo:paragraph-rsid="000fe655"/>
    </style:style>
    <style:style style:name="P2" style:family="paragraph" style:parent-style-name="Standard">
      <style:text-properties fo:font-size="16pt" fo:font-weight="bold" officeooo:rsid="000c315e" officeooo:paragraph-rsid="000fe655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2"/>
      <text:p text:style-name="P2">internet</text:p>
      <text:p text:style-name="P2">intranet</text:p>
      <text:p text:style-name="P2">http vs https</text:p>
      <text:p text:style-name="P2">csrf token</text:p>
      <text:p text:style-name="P2">internet protocols</text:p>
      <text:p text:style-name="P2">SSH</text:p>
      <text:p text:style-name="P2">Server handshaking</text:p>
      <text:p text:style-name="P2">tokenization</text:p>
      <text:p text:style-name="P2">crytography</text:p>
      <text:p text:style-name="P2">IP</text:p>
      <text:p text:style-name="P2">how laravel prevent sql injection’?</text:p>
      <text:p text:style-name="P2">Synchronous vs asynchronou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3T17:53:03.423493264</meta:creation-date>
    <dc:date>2024-09-23T17:53:37.508471888</dc:date>
    <meta:editing-duration>PT34S</meta:editing-duration>
    <meta:editing-cycles>1</meta:editing-cycles>
    <meta:document-statistic meta:table-count="0" meta:image-count="0" meta:object-count="0" meta:page-count="1" meta:paragraph-count="12" meta:word-count="23" meta:character-count="165" meta:non-whitespace-character-count="154"/>
    <meta:generator>LibreOffice/7.3.7.2$Linux_X86_64 LibreOffice_project/30$Build-2</meta:generator>
  </office:meta>
</office:document-meta>
</file>